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.044cm" draw:stroke-linejoin="miter" draw:fill="solid" draw:fill-color="#ffffff"/>
    </style:style>
    <style:style style:name="gr2" style:family="graphic" style:parent-style-name="standard">
      <style:graphic-properties draw:stroke="none" svg:stroke-width="0.044cm" draw:stroke-linejoin="miter" draw:fill="solid" draw:fill-color="#000000"/>
    </style:style>
    <style:style style:name="gr3" style:family="graphic" style:parent-style-name="standard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none" draw:stroke-dash="Dashed_20__28_var_29__20_4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>
      <style:graphic-properties style:protect="size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outline1">
      <style:graphic-properties fo:min-height="12.75cm"/>
      <style:paragraph-properties style:writing-mode="lr-tb"/>
    </style:style>
    <style:style style:name="pr3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 text:c="3"/>Gaia : Matrizeak</text:p>
          </draw:text-box>
        </draw:frame>
        <draw:frame presentation:style-name="pr2" draw:text-style-name="P1" draw:layer="layout" svg:width="25.5cm" svg:height="13cm" svg:x="0.977cm" svg:y="5.297cm" presentation:class="outline" presentation:user-transformed="true">
          <draw:text-box>
            <text:list text:style-name="L2">
              <text:list-item>
                <text:p><text:s text:c="4"/>Zein(tzuk) d(ir)a egiazko baieztapena(k)? </text:p>
              </text:list-item>
              <text:list-item>
                <text:p/>
              </text:list-item>
              <text:list-item>
                <text:p text:style-name="P2"><text:span text:style-name="T1"><text:s/></text:span><text:span text:style-name="T2"><text:s text:c="3"/></text:span><text:span text:style-name="T2">a) <text:s text:c="5"/>definitua dago, soilik <text:s text:c="5"/>karratua bada</text:span><text:span text:style-name="T2"><text:line-break/></text:span><text:span text:style-name="T2"><text:line-break/></text:span><text:span text:style-name="T2"> <text:s text:c="3"/>b) <text:s text:c="20"/></text:span><text:span text:style-name="T2"><text:line-break/></text:span><text:span text:style-name="T2"><text:line-break/></text:span><text:span text:style-name="T2"> <text:s text:c="3"/>c) <text:s text:c="4"/></text:span><text:span text:style-name="T2"><text:line-break/></text:span><text:span text:style-name="T2"><text:line-break/></text:span><text:span text:style-name="T3"> <text:s text:c="3"/></text:span><text:span text:style-name="T4">d) Aurreko baieztapen guztiak faltsuak dira</text:span></text:p>
              </text:list-item>
              <text:list-item>
                <text:p><text:s text:c="4"/></text:p>
              </text:list-item>
            </text:list>
          </draw:text-box>
        </draw:frame>
        <draw:g>
          <svg:title>TexMaths</svg:title>
          <svg:desc>26§display§A^2§svg§600§FALSE§</svg:desc>
          <draw:polygon draw:style-name="gr1" draw:text-style-name="P3" draw:layer="layout" svg:width="0.919cm" svg:height="0.711cm" svg:x="3.469cm" svg:y="8.383cm" svg:viewBox="0 0 920 712" draw:points="460,712 0,712 0,0 920,0 920,712">
            <text:p/>
          </draw:polygon>
          <draw:path draw:style-name="gr2" draw:text-style-name="P4" draw:layer="layout" svg:width="0.627cm" svg:height="0.657cm" svg:x="3.454cm" svg:y="8.485cm" svg:viewBox="0 0 628 658" svg:d="M131 552c-35 60-71 75-112 77-11 0-19 0-19 19 0 4 4 10 12 10 25 0 53-4 80-4 29 0 62 4 91 4 4 0 17 0 17-19 0-10-9-10-15-10-21-2-44-10-44-33 0-11 7-21 13-34l71-116h231c2 18 14 143 14 152 0 29-48 31-66 31-13 0-23 0-23 19 0 10 12 10 14 10 38 0 77-4 115-4 23 0 79 4 102 4 6 0 16 0 16-19 0-10-8-10-20-10-57 0-57-6-59-33l-56-573c-2-19-2-23-19-23-14 0-16 6-22 15zM241 417l181-302 30 302z">
            <text:p/>
          </draw:path>
          <draw:path draw:style-name="gr2" draw:text-style-name="P4" draw:layer="layout" svg:width="0.284cm" svg:height="0.426cm" svg:x="4.149cm" svg:y="8.337cm" svg:viewBox="0 0 285 427" svg:d="M285 310h-23c-2 15-8 52-16 59-5 4-55 4-63 4h-118c66-61 89-77 129-108 47-38 91-78 91-140 0-77-69-125-152-125-79 0-133 56-133 115 0 33 27 37 33 37 17 0 36-12 36-35 0-11-4-34-38-34 19-46 63-60 94-60 64 0 98 50 98 102 0 56-40 100-61 125l-156 152c-6 6-6 8-6 25h266z">
            <text:p/>
          </draw:path>
        </draw:g>
        <draw:g>
          <svg:title>TexMaths</svg:title>
          <svg:desc>26§display§A§svg§600§FALSE§</svg:desc>
          <draw:polygon draw:style-name="gr1" draw:text-style-name="P3" draw:layer="layout" svg:width="0.57cm" svg:height="0.563cm" svg:x="14.87cm" svg:y="8.483cm" svg:viewBox="0 0 571 564" draw:points="285,564 0,564 0,0 571,0 571,564">
            <text:p/>
          </draw:polygon>
          <draw:path draw:style-name="gr2" draw:text-style-name="P4" draw:layer="layout" svg:width="0.628cm" svg:height="0.657cm" svg:x="14.855cm" svg:y="8.437cm" svg:viewBox="0 0 629 658" svg:d="M131 552c-35 60-71 75-112 77-11 0-19 0-19 19 0 4 4 10 12 10 25 0 53-4 80-4 29 0 62 4 91 4 4 0 17 0 17-19 0-10-8-10-15-10-20-2-43-11-43-33 0-11 6-21 12-34l71-116h231c2 18 15 143 15 152 0 29-48 31-67 31-12 0-23 0-23 19 0 10 13 10 15 10 37 0 77-4 114-4 23 0 79 4 102 4 7 0 17 0 17-19 0-10-8-10-21-10-56 0-56-6-58-33l-56-573c-2-19-2-23-19-23-15 0-17 6-23 15zM242 416l181-301 29 301z">
            <text:p/>
          </draw:path>
        </draw:g>
        <draw:g>
          <svg:title>TexMaths</svg:title>
          <svg:desc>26§display§(AB)^2=A^2B^2§svg§600§FALSE§</svg:desc>
          <draw:polygon draw:style-name="gr1" draw:text-style-name="P3" draw:layer="layout" svg:width="5.83cm" svg:height="0.939cm" svg:x="3.556cm" svg:y="12.683cm" svg:viewBox="0 0 5831 940" draw:points="2917,940 0,940 0,0 5831,0 5831,940">
            <text:p/>
          </draw:polygon>
          <draw:path draw:style-name="gr2" draw:text-style-name="P4" draw:layer="layout" svg:width="0.213cm" svg:height="0.914cm" svg:x="3.6cm" svg:y="12.754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2" draw:text-style-name="P4" draw:layer="layout" svg:width="0.627cm" svg:height="0.656cm" svg:x="3.897cm" svg:y="12.785cm" svg:viewBox="0 0 628 657" svg:d="M131 551c-35 61-71 75-112 77-11 0-19 0-19 19 0 4 4 10 12 10 25 0 52-4 80-4 29 0 62 4 91 4 4 0 17 0 17-18 0-11-9-11-15-11-21-2-44-10-44-33 0-10 7-21 13-33l71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2" draw:text-style-name="P4" draw:layer="layout" svg:width="0.654cm" svg:height="0.625cm" svg:x="4.59cm" svg:y="12.816cm" svg:viewBox="0 0 655 626" svg:d="M108 556c-8 35-10 41-83 41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6 6-23l62-256h173c89 0 106 69 106 108 0 92-81 179-189 179z">
            <text:p/>
          </draw:path>
          <draw:path draw:style-name="gr2" draw:text-style-name="P4" draw:layer="layout" svg:width="0.213cm" svg:height="0.914cm" svg:x="5.343cm" svg:y="12.754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2" draw:text-style-name="P4" draw:layer="layout" svg:width="0.284cm" svg:height="0.426cm" svg:x="5.686cm" svg:y="12.637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2" draw:text-style-name="P4" draw:layer="layout" svg:width="0.609cm" svg:height="0.215cm" svg:x="6.36cm" svg:y="13.10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2" draw:text-style-name="P4" draw:layer="layout" svg:width="0.627cm" svg:height="0.656cm" svg:x="7.307cm" svg:y="12.785cm" svg:viewBox="0 0 628 657" svg:d="M131 551c-35 61-71 75-112 77-11 0-19 0-19 19 0 4 4 10 12 10 25 0 52-4 80-4 29 0 62 4 91 4 4 0 17 0 17-18 0-11-9-11-15-11-21-2-44-10-44-33 0-10 7-21 15-33l69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2" draw:text-style-name="P4" draw:layer="layout" svg:width="0.284cm" svg:height="0.426cm" svg:x="8cm" svg:y="12.637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2" draw:text-style-name="P4" draw:layer="layout" svg:width="0.654cm" svg:height="0.625cm" svg:x="8.407cm" svg:y="12.816cm" svg:viewBox="0 0 655 626" svg:d="M108 556c-8 35-10 41-83 41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6 6-23l62-256h173c89 0 106 69 106 108 0 92-81 179-189 179z">
            <text:p/>
          </draw:path>
          <draw:path draw:style-name="gr2" draw:text-style-name="P4" draw:layer="layout" svg:width="0.284cm" svg:height="0.426cm" svg:x="9.15cm" svg:y="12.637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>
          <svg:title>TexMaths</svg:title>
          <svg:desc>26§display§AB=B \quad \Rightarrow \quad A=I§svg§600§FALSE§</svg:desc>
          <draw:g>
            <draw:path draw:style-name="gr3" draw:text-style-name="P5" draw:layer="layout" svg:width="8.888cm" svg:height="0.577cm" svg:x="3.516cm" svg:y="10.676cm" svg:viewBox="0 0 8889 578" svg:d="M0 0c2964 0 5925 0 8889 0 0 193 0 385 0 578-2964 0-5925 0-8889 0 0-193 0-385 0-578z">
              <text:p/>
            </draw:path>
            <draw:path draw:style-name="gr4" draw:text-style-name="P6" draw:layer="layout" svg:width="0.626cm" svg:height="0.647cm" svg:x="3.5cm" svg:y="10.629cm" svg:viewBox="0 0 627 648" svg:d="M133 544c-37 60-73 73-112 75-13 3-21 3-21 19 0 7 5 10 13 10 23 0 52-3 78-3 31 0 62 3 91 3 5 0 18 0 18-16 0-10-8-13-15-13-21 0-42-7-42-31 0-10 5-21 13-34 23-36 44-75 68-114 78 0 153 0 231 0 0 18 13 140 13 151 0 26-47 28-65 28-13 0-23 0-23 19 0 10 7 7 13 10 39 0 78-3 114-3 23 0 81 3 104 3 5 0 16 0 16-18 0-11-8-11-21-11-57 0-57-5-60-31-18-190-36-377-55-567-2-18-2-21-18-21-13 0-18 5-23 16-107 177-211 351-317 528zM242 411c60-99 119-200 179-299 11 99 21 200 31 299-70 0-140 0-210 0z">
              <text:p/>
            </draw:path>
            <draw:path draw:style-name="gr4" draw:text-style-name="P6" draw:layer="layout" svg:width="0.652cm" svg:height="0.616cm" svg:x="4.192cm" svg:y="10.66cm" svg:viewBox="0 0 653 617" svg:d="M109 547c-10 36-10 41-83 41-16 0-26 0-26 18 0 11 8 11 26 11 109 0 216 0 325 0 146 0 252-107 252-195 0-65-52-117-140-128 93-16 190-83 190-169 0-68-60-125-169-125-102 0-206 0-307 0-18 0-26 0-26 18 0 8 8 8 23 8 3 0 21 0 37 3 15 2 23 2 23 15 0 3 0 5-3 16-41 161-80 325-122 487zM247 286c18-75 39-151 57-224 8-33 8-36 50-36 39 0 78 0 117 0 80 0 98 55 98 94 0 80-78 166-189 166-45 0-89 0-133 0zM205 588c-13 0-15 0-20 0-8 0-11-2-11-8 0-2 0-5 3-20 21-84 44-170 65-253 57 0 114 0 171 0 89 0 104 65 104 104 0 91-80 177-187 177-41 0-83 0-125 0z">
              <text:p/>
            </draw:path>
            <draw:path draw:style-name="gr4" draw:text-style-name="P6" draw:layer="layout" svg:width="0.607cm" svg:height="0.212cm" svg:x="5.198cm" svg:y="10.947cm" svg:viewBox="0 0 608 213" svg:d="M577 36c13 0 31 0 31-18s-18-18-31-18c-182 0-366 0-548 0-11 0-29 0-29 18s18 18 31 18c182 0 364 0 546 0zM577 213c13 0 31 0 31-18s-18-18-31-18c-182 0-364 0-546 0-13 0-31 0-31 18s18 18 29 18c182 0 366 0 548 0z">
              <text:p/>
            </draw:path>
            <draw:path draw:style-name="gr4" draw:text-style-name="P6" draw:layer="layout" svg:width="0.652cm" svg:height="0.616cm" svg:x="6.149cm" svg:y="10.66cm" svg:viewBox="0 0 653 617" svg:d="M107 547c-8 36-11 41-84 41-15 0-23 0-23 18 0 11 8 11 23 11 110 0 219 0 328 0 143 0 252-107 252-195 0-65-54-117-143-128 96-16 193-83 193-169 0-68-60-125-172-125-101 0-205 0-307 0-15 0-26 0-26 18 0 8 8 8 26 8 3 0 18 0 34 3 18 2 26 2 26 15 0 3-3 5-5 16-42 161-81 325-122 487zM244 286c19-75 39-151 58-224 7-33 10-36 49-36s78 0 117 0c81 0 101 55 101 94 0 80-78 166-189 166-45 0-91 0-136 0zM205 588c-13 0-15 0-20 0-11 0-13-2-13-8 0-2 0-5 5-20 21-84 41-170 62-253 57 0 117 0 174 0 86 0 104 65 104 104 0 91-80 177-189 177-42 0-81 0-123 0z">
              <text:p/>
            </draw:path>
            <draw:path draw:style-name="gr4" draw:text-style-name="P6" draw:layer="layout" svg:width="0.81cm" svg:height="0.496cm" svg:x="8.063cm" svg:y="10.803cm" svg:viewBox="0 0 811 497" svg:d="M614 180c39 33 85 57 114 70-31 13-75 39-114 70-193 0-388 0-580 0-16 0-34 0-34 18 0 16 18 16 34 16 179 0 359 0 538 0-42 42-91 122-91 133 0 10 13 10 18 10 8 0 13 0 18-8 19-34 45-83 104-135 63-52 123-78 172-91 16-5 16-5 18-8 0-3 0-3 0-5 0-3 0-5 0-5 0-3-2-3-2-3-3 0-3-3-21-8-122-36-213-119-265-216-11-18-11-18-24-18-5 0-18 0-18 10 0 11 47 92 91 133-179 0-359 0-538 0-16 0-34 0-34 18 0 19 18 19 34 19 192 0 387 0 580 0z">
              <text:p/>
            </draw:path>
            <draw:path draw:style-name="gr4" draw:text-style-name="P6" draw:layer="layout" svg:width="0.626cm" svg:height="0.647cm" svg:x="10.127cm" svg:y="10.629cm" svg:viewBox="0 0 627 648" svg:d="M130 544c-36 60-70 73-112 75-10 3-18 3-18 19 0 7 3 10 10 10 26 0 55-3 81-3 29 0 60 3 91 3 5 0 16 0 16-16 0-10-8-13-13-13-21 0-45-7-45-31 0-10 6-21 13-34 24-36 47-75 71-114 75 0 153 0 228 0 3 18 16 140 16 151 0 26-49 28-68 28-13 0-20 0-20 19 0 10 10 10 13 10 36 0 75-3 114-3 21 0 81 3 101 3 8 0 19 0 19-18 0-11-11-11-21-11-57 0-57-5-60-31-18-190-39-377-57-567 0-18 0-21-16-21-15 0-18 5-23 16-107 177-213 351-320 528zM239 411c60-99 122-200 182-299 11 99 18 200 29 299-70 0-141 0-211 0z">
              <text:p/>
            </draw:path>
            <draw:path draw:style-name="gr4" draw:text-style-name="P6" draw:layer="layout" svg:width="0.607cm" svg:height="0.212cm" svg:x="11.084cm" svg:y="10.947cm" svg:viewBox="0 0 608 213" svg:d="M577 36c13 0 31 0 31-18s-18-18-31-18c-182 0-364 0-546 0-13 0-31 0-31 18s18 18 31 18c182 0 364 0 546 0zM577 213c13 0 31 0 31-18s-18-18-31-18c-182 0-364 0-546 0-13 0-31 0-31 18s18 18 31 18c182 0 364 0 546 0z">
              <text:p/>
            </draw:path>
            <draw:path draw:style-name="gr4" draw:text-style-name="P6" draw:layer="layout" svg:width="0.423cm" svg:height="0.616cm" svg:x="12.028cm" svg:y="10.66cm" svg:viewBox="0 0 424 617" svg:d="M312 68c8-32 10-42 83-42 21 0 29 0 29-16 0-10-11-10-13-10-26 0-94 3-122 3-26 0-94-3-120-3-8 0-18 0-18 18 0 8 8 8 23 8 39 0 65 0 65 18 0 5 0 5-2 16-42 161-81 325-123 487-10 33-13 41-83 41-23 0-31 0-31 18 0 11 13 11 16 11 26 0 91-3 119-3 26 0 94 3 122 3 8 0 19 0 19-16 0-13-8-13-29-13-16 0-21 0-39 0-18-2-23-5-23-15 0-8 2-16 5-21 41-162 80-323 122-484z">
              <text:p/>
            </draw:path>
          </draw:g>
        </draw:g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 text:c="3"/>Tema : Matrices</text:p>
          </draw:text-box>
        </draw:frame>
        <draw:frame presentation:style-name="pr2" draw:text-style-name="P1" draw:layer="layout" svg:width="25.5cm" svg:height="13cm" svg:x="0.977cm" svg:y="5.297cm" presentation:class="outline" presentation:user-transformed="true">
          <draw:text-box>
            <text:list text:style-name="L2">
              <text:list-item>
                <text:p><text:s text:c="4"/>Elegir la(s) afirmación(es) verdadera(s) <text:s/></text:p>
              </text:list-item>
              <text:list-item>
                <text:p/>
              </text:list-item>
              <text:list-item>
                <text:p text:style-name="P2"><text:span text:style-name="T1"><text:s/></text:span><text:span text:style-name="T2"><text:s text:c="3"/></text:span><text:span text:style-name="T2">a) <text:s text:c="5"/>está definido <text:s text:c="10"/>es cuadrada</text:span><text:span text:style-name="T2"><text:line-break/></text:span><text:span text:style-name="T2"> <text:s text:c="2"/></text:span><text:span text:style-name="T2"><text:line-break/></text:span><text:span text:style-name="T2"> <text:s text:c="3"/>b) <text:s text:c="20"/></text:span><text:span text:style-name="T2"><text:line-break/></text:span><text:span text:style-name="T2"><text:line-break/></text:span><text:span text:style-name="T2"> <text:s text:c="3"/>c) <text:s text:c="4"/></text:span><text:span text:style-name="T2"><text:line-break/></text:span><text:span text:style-name="T2"><text:line-break/></text:span><text:span text:style-name="T3"> <text:s text:c="3"/></text:span><text:span text:style-name="T4">d) Todas las afirmaciones son falsas</text:span></text:p>
              </text:list-item>
              <text:list-item>
                <text:p><text:s text:c="4"/></text:p>
              </text:list-item>
            </text:list>
          </draw:text-box>
        </draw:frame>
        <draw:g>
          <svg:title>TexMaths</svg:title>
          <svg:desc>26§display§A^2§svg§600§FALSE§</svg:desc>
          <draw:polygon draw:style-name="gr1" draw:text-style-name="P3" draw:layer="layout" svg:width="0.919cm" svg:height="0.711cm" svg:x="3.469cm" svg:y="8.383cm" svg:viewBox="0 0 920 712" draw:points="460,712 0,712 0,0 920,0 920,712">
            <text:p/>
          </draw:polygon>
          <draw:path draw:style-name="gr2" draw:text-style-name="P4" draw:layer="layout" svg:width="0.627cm" svg:height="0.657cm" svg:x="3.454cm" svg:y="8.485cm" svg:viewBox="0 0 628 658" svg:d="M131 552c-35 60-71 75-112 77-11 0-19 0-19 19 0 4 4 10 12 10 25 0 53-4 80-4 29 0 62 4 91 4 4 0 17 0 17-19 0-10-9-10-15-10-21-2-44-10-44-33 0-11 7-21 13-34l71-116h231c2 18 14 143 14 152 0 29-48 31-66 31-13 0-23 0-23 19 0 10 12 10 14 10 38 0 77-4 115-4 23 0 79 4 102 4 6 0 16 0 16-19 0-10-8-10-20-10-57 0-57-6-59-33l-56-573c-2-19-2-23-19-23-14 0-16 6-22 15zM241 417l181-302 30 302z">
            <text:p/>
          </draw:path>
          <draw:path draw:style-name="gr2" draw:text-style-name="P4" draw:layer="layout" svg:width="0.284cm" svg:height="0.426cm" svg:x="4.149cm" svg:y="8.337cm" svg:viewBox="0 0 285 427" svg:d="M285 310h-23c-2 15-8 52-16 59-5 4-55 4-63 4h-118c66-61 89-77 129-108 47-38 91-78 91-140 0-77-69-125-152-125-79 0-133 56-133 115 0 33 27 37 33 37 17 0 36-12 36-35 0-11-4-34-38-34 19-46 63-60 94-60 64 0 98 50 98 102 0 56-40 100-61 125l-156 152c-6 6-6 8-6 25h266z">
            <text:p/>
          </draw:path>
        </draw:g>
        <draw:g>
          <svg:title>TexMaths</svg:title>
          <svg:desc>26§display§A§svg§600§FALSE§</svg:desc>
          <draw:polygon draw:style-name="gr1" draw:text-style-name="P3" draw:layer="layout" svg:width="0.57cm" svg:height="0.563cm" svg:x="13.27cm" svg:y="8.483cm" svg:viewBox="0 0 571 564" draw:points="285,564 0,564 0,0 571,0 571,564">
            <text:p/>
          </draw:polygon>
          <draw:path draw:style-name="gr2" draw:text-style-name="P4" draw:layer="layout" svg:width="0.628cm" svg:height="0.657cm" svg:x="13.155cm" svg:y="8.437cm" svg:viewBox="0 0 629 658" svg:d="M131 552c-35 60-71 75-112 77-11 0-19 0-19 19 0 4 4 10 12 10 25 0 53-4 80-4 29 0 62 4 91 4 4 0 17 0 17-19 0-10-8-10-15-10-20-2-43-11-43-33 0-11 6-21 12-34l71-116h231c2 18 15 143 15 152 0 29-48 31-67 31-12 0-23 0-23 19 0 10 13 10 15 10 37 0 77-4 114-4 23 0 79 4 102 4 7 0 17 0 17-19 0-10-8-10-21-10-56 0-56-6-58-33l-56-573c-2-19-2-23-19-23-15 0-17 6-23 15zM242 416l181-301 29 301z">
            <text:p/>
          </draw:path>
        </draw:g>
        <draw:g>
          <svg:title>TexMaths</svg:title>
          <svg:desc>26§display§(AB)^2=A^2B^2§svg§600§FALSE§</svg:desc>
          <draw:polygon draw:style-name="gr1" draw:text-style-name="P3" draw:layer="layout" svg:width="5.83cm" svg:height="0.939cm" svg:x="3.556cm" svg:y="12.683cm" svg:viewBox="0 0 5831 940" draw:points="2917,940 0,940 0,0 5831,0 5831,940">
            <text:p/>
          </draw:polygon>
          <draw:path draw:style-name="gr2" draw:text-style-name="P4" draw:layer="layout" svg:width="0.213cm" svg:height="0.914cm" svg:x="3.6cm" svg:y="12.754cm" svg:viewBox="0 0 214 915" svg:d="M214 907c0-2 0-4-16-21-115-114-144-287-144-428 0-158 35-319 148-433 12-10 12-13 12-17 0-6-4-8-10-8-8 0-92 62-146 179-48 100-58 202-58 279 0 73 10 183 60 287 56 112 136 170 144 170 6 0 10-2 10-8z">
            <text:p/>
          </draw:path>
          <draw:path draw:style-name="gr2" draw:text-style-name="P4" draw:layer="layout" svg:width="0.627cm" svg:height="0.656cm" svg:x="3.897cm" svg:y="12.785cm" svg:viewBox="0 0 628 657" svg:d="M131 551c-35 61-71 75-112 77-11 0-19 0-19 19 0 4 4 10 12 10 25 0 52-4 80-4 29 0 62 4 91 4 4 0 17 0 17-18 0-11-9-11-15-11-21-2-44-10-44-33 0-10 7-21 13-33l71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2" draw:text-style-name="P4" draw:layer="layout" svg:width="0.654cm" svg:height="0.625cm" svg:x="4.59cm" svg:y="12.816cm" svg:viewBox="0 0 655 626" svg:d="M108 556c-8 35-10 41-83 41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6 6-23l62-256h173c89 0 106 69 106 108 0 92-81 179-189 179z">
            <text:p/>
          </draw:path>
          <draw:path draw:style-name="gr2" draw:text-style-name="P4" draw:layer="layout" svg:width="0.213cm" svg:height="0.914cm" svg:x="5.343cm" svg:y="12.754cm" svg:viewBox="0 0 214 915" svg:d="M214 458c0-71-10-181-60-285-56-113-135-173-146-173-4 0-8 4-8 8s0 7 17 23c91 90 143 235 143 427 0 156-33 318-148 433-12 12-12 14-12 16 0 6 4 8 8 8 11 0 94-62 148-178 48-100 58-202 58-279z">
            <text:p/>
          </draw:path>
          <draw:path draw:style-name="gr2" draw:text-style-name="P4" draw:layer="layout" svg:width="0.284cm" svg:height="0.426cm" svg:x="5.686cm" svg:y="12.637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2" draw:text-style-name="P4" draw:layer="layout" svg:width="0.609cm" svg:height="0.215cm" svg:x="6.36cm" svg:y="13.103cm" svg:viewBox="0 0 610 216" svg:d="M578 37c15 0 32 0 32-18 0-19-17-19-30-19h-549c-14 0-31 0-31 19 0 18 17 18 31 18zM580 216c13 0 30 0 30-18 0-19-17-19-32-19h-547c-14 0-31 0-31 19 0 18 17 18 31 18z">
            <text:p/>
          </draw:path>
          <draw:path draw:style-name="gr2" draw:text-style-name="P4" draw:layer="layout" svg:width="0.627cm" svg:height="0.656cm" svg:x="7.307cm" svg:y="12.785cm" svg:viewBox="0 0 628 657" svg:d="M131 551c-35 61-71 75-112 77-11 0-19 0-19 19 0 4 4 10 12 10 25 0 52-4 80-4 29 0 62 4 91 4 4 0 17 0 17-18 0-11-9-11-15-11-21-2-44-10-44-33 0-10 7-21 15-33l69-117h231c2 19 14 144 14 152 0 29-48 31-66 31-13 0-23 0-23 19 0 10 12 10 14 10 38 0 77-4 115-4 23 0 79 4 102 4 6 0 16 0 16-18 0-11-8-11-21-11-56 0-56-6-58-33l-56-572c-2-19-2-23-19-23-14 0-16 6-23 15zM241 416l181-302 29 302z">
            <text:p/>
          </draw:path>
          <draw:path draw:style-name="gr2" draw:text-style-name="P4" draw:layer="layout" svg:width="0.284cm" svg:height="0.426cm" svg:x="8cm" svg:y="12.637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  <draw:path draw:style-name="gr2" draw:text-style-name="P4" draw:layer="layout" svg:width="0.654cm" svg:height="0.625cm" svg:x="8.407cm" svg:y="12.816cm" svg:viewBox="0 0 655 626" svg:d="M108 556c-8 35-10 41-83 41-17 0-25 0-25 19 0 10 8 10 25 10h327c145 0 253-108 253-197 0-67-54-119-141-129 94-19 191-86 191-173 0-69-60-127-170-127h-308c-19 0-27 0-27 19 0 10 8 10 25 10 2 0 18 0 35 2 17 0 25 2 25 15 0 2-2 6-4 16zM248 291l56-229c8-31 10-33 50-33h118c79 0 100 54 100 94 0 81-79 168-191 168zM206 597c-13 0-15 0-21 0-8 0-12-2-12-8 0-4 0-6 6-23l62-256h173c89 0 106 69 106 108 0 92-81 179-189 179z">
            <text:p/>
          </draw:path>
          <draw:path draw:style-name="gr2" draw:text-style-name="P4" draw:layer="layout" svg:width="0.284cm" svg:height="0.426cm" svg:x="9.15cm" svg:y="12.637cm" svg:viewBox="0 0 285 427" svg:d="M285 310h-23c-2 15-8 52-17 58-4 4-54 4-62 4h-119c67-60 90-77 129-108 48-37 92-77 92-139 0-77-69-125-152-125-79 0-133 56-133 114 0 34 27 38 33 38 17 0 36-13 36-35 0-11-5-34-38-34 19-46 63-60 94-60 64 0 98 50 98 102 0 56-40 100-61 125l-156 152c-6 6-6 8-6 25h266z">
            <text:p/>
          </draw:path>
        </draw:g>
        <draw:g>
          <svg:title>TexMaths</svg:title>
          <svg:desc>26§display§AB=B \quad \Rightarrow \quad A=I§svg§600§FALSE§</svg:desc>
          <draw:g>
            <draw:path draw:style-name="gr3" draw:text-style-name="P5" draw:layer="layout" svg:width="8.888cm" svg:height="0.577cm" svg:x="3.516cm" svg:y="10.676cm" svg:viewBox="0 0 8889 578" svg:d="M0 0c2964 0 5925 0 8889 0 0 193 0 385 0 578-2964 0-5925 0-8889 0 0-193 0-385 0-578z">
              <text:p/>
            </draw:path>
            <draw:path draw:style-name="gr4" draw:text-style-name="P6" draw:layer="layout" svg:width="0.626cm" svg:height="0.647cm" svg:x="3.5cm" svg:y="10.629cm" svg:viewBox="0 0 627 648" svg:d="M133 544c-37 60-73 73-112 75-13 3-21 3-21 19 0 7 5 10 13 10 23 0 52-3 78-3 31 0 62 3 91 3 5 0 18 0 18-16 0-10-8-13-15-13-21 0-42-7-42-31 0-10 5-21 13-34 23-36 44-75 68-114 78 0 153 0 231 0 0 18 13 140 13 151 0 26-47 28-65 28-13 0-23 0-23 19 0 10 7 7 13 10 39 0 78-3 114-3 23 0 81 3 104 3 5 0 16 0 16-18 0-11-8-11-21-11-57 0-57-5-60-31-18-190-36-377-55-567-2-18-2-21-18-21-13 0-18 5-23 16-107 177-211 351-317 528zM242 411c60-99 119-200 179-299 11 99 21 200 31 299-70 0-140 0-210 0z">
              <text:p/>
            </draw:path>
            <draw:path draw:style-name="gr4" draw:text-style-name="P6" draw:layer="layout" svg:width="0.652cm" svg:height="0.616cm" svg:x="4.192cm" svg:y="10.66cm" svg:viewBox="0 0 653 617" svg:d="M109 547c-10 36-10 41-83 41-16 0-26 0-26 18 0 11 8 11 26 11 109 0 216 0 325 0 146 0 252-107 252-195 0-65-52-117-140-128 93-16 190-83 190-169 0-68-60-125-169-125-102 0-206 0-307 0-18 0-26 0-26 18 0 8 8 8 23 8 3 0 21 0 37 3 15 2 23 2 23 15 0 3 0 5-3 16-41 161-80 325-122 487zM247 286c18-75 39-151 57-224 8-33 8-36 50-36 39 0 78 0 117 0 80 0 98 55 98 94 0 80-78 166-189 166-45 0-89 0-133 0zM205 588c-13 0-15 0-20 0-8 0-11-2-11-8 0-2 0-5 3-20 21-84 44-170 65-253 57 0 114 0 171 0 89 0 104 65 104 104 0 91-80 177-187 177-41 0-83 0-125 0z">
              <text:p/>
            </draw:path>
            <draw:path draw:style-name="gr4" draw:text-style-name="P6" draw:layer="layout" svg:width="0.607cm" svg:height="0.212cm" svg:x="5.198cm" svg:y="10.947cm" svg:viewBox="0 0 608 213" svg:d="M577 36c13 0 31 0 31-18s-18-18-31-18c-182 0-366 0-548 0-11 0-29 0-29 18s18 18 31 18c182 0 364 0 546 0zM577 213c13 0 31 0 31-18s-18-18-31-18c-182 0-364 0-546 0-13 0-31 0-31 18s18 18 29 18c182 0 366 0 548 0z">
              <text:p/>
            </draw:path>
            <draw:path draw:style-name="gr4" draw:text-style-name="P6" draw:layer="layout" svg:width="0.652cm" svg:height="0.616cm" svg:x="6.149cm" svg:y="10.66cm" svg:viewBox="0 0 653 617" svg:d="M107 547c-8 36-11 41-84 41-15 0-23 0-23 18 0 11 8 11 23 11 110 0 219 0 328 0 143 0 252-107 252-195 0-65-54-117-143-128 96-16 193-83 193-169 0-68-60-125-172-125-101 0-205 0-307 0-15 0-26 0-26 18 0 8 8 8 26 8 3 0 18 0 34 3 18 2 26 2 26 15 0 3-3 5-5 16-42 161-81 325-122 487zM244 286c19-75 39-151 58-224 7-33 10-36 49-36s78 0 117 0c81 0 101 55 101 94 0 80-78 166-189 166-45 0-91 0-136 0zM205 588c-13 0-15 0-20 0-11 0-13-2-13-8 0-2 0-5 5-20 21-84 41-170 62-253 57 0 117 0 174 0 86 0 104 65 104 104 0 91-80 177-189 177-42 0-81 0-123 0z">
              <text:p/>
            </draw:path>
            <draw:path draw:style-name="gr4" draw:text-style-name="P6" draw:layer="layout" svg:width="0.81cm" svg:height="0.496cm" svg:x="8.063cm" svg:y="10.803cm" svg:viewBox="0 0 811 497" svg:d="M614 180c39 33 85 57 114 70-31 13-75 39-114 70-193 0-388 0-580 0-16 0-34 0-34 18 0 16 18 16 34 16 179 0 359 0 538 0-42 42-91 122-91 133 0 10 13 10 18 10 8 0 13 0 18-8 19-34 45-83 104-135 63-52 123-78 172-91 16-5 16-5 18-8 0-3 0-3 0-5 0-3 0-5 0-5 0-3-2-3-2-3-3 0-3-3-21-8-122-36-213-119-265-216-11-18-11-18-24-18-5 0-18 0-18 10 0 11 47 92 91 133-179 0-359 0-538 0-16 0-34 0-34 18 0 19 18 19 34 19 192 0 387 0 580 0z">
              <text:p/>
            </draw:path>
            <draw:path draw:style-name="gr4" draw:text-style-name="P6" draw:layer="layout" svg:width="0.626cm" svg:height="0.647cm" svg:x="10.127cm" svg:y="10.629cm" svg:viewBox="0 0 627 648" svg:d="M130 544c-36 60-70 73-112 75-10 3-18 3-18 19 0 7 3 10 10 10 26 0 55-3 81-3 29 0 60 3 91 3 5 0 16 0 16-16 0-10-8-13-13-13-21 0-45-7-45-31 0-10 6-21 13-34 24-36 47-75 71-114 75 0 153 0 228 0 3 18 16 140 16 151 0 26-49 28-68 28-13 0-20 0-20 19 0 10 10 10 13 10 36 0 75-3 114-3 21 0 81 3 101 3 8 0 19 0 19-18 0-11-11-11-21-11-57 0-57-5-60-31-18-190-39-377-57-567 0-18 0-21-16-21-15 0-18 5-23 16-107 177-213 351-320 528zM239 411c60-99 122-200 182-299 11 99 18 200 29 299-70 0-141 0-211 0z">
              <text:p/>
            </draw:path>
            <draw:path draw:style-name="gr4" draw:text-style-name="P6" draw:layer="layout" svg:width="0.607cm" svg:height="0.212cm" svg:x="11.084cm" svg:y="10.947cm" svg:viewBox="0 0 608 213" svg:d="M577 36c13 0 31 0 31-18s-18-18-31-18c-182 0-364 0-546 0-13 0-31 0-31 18s18 18 31 18c182 0 364 0 546 0zM577 213c13 0 31 0 31-18s-18-18-31-18c-182 0-364 0-546 0-13 0-31 0-31 18s18 18 31 18c182 0 364 0 546 0z">
              <text:p/>
            </draw:path>
            <draw:path draw:style-name="gr4" draw:text-style-name="P6" draw:layer="layout" svg:width="0.423cm" svg:height="0.616cm" svg:x="12.028cm" svg:y="10.66cm" svg:viewBox="0 0 424 617" svg:d="M312 68c8-32 10-42 83-42 21 0 29 0 29-16 0-10-11-10-13-10-26 0-94 3-122 3-26 0-94-3-120-3-8 0-18 0-18 18 0 8 8 8 23 8 39 0 65 0 65 18 0 5 0 5-2 16-42 161-81 325-123 487-10 33-13 41-83 41-23 0-31 0-31 18 0 11 13 11 16 11 26 0 91-3 119-3 26 0 94 3 122 3 8 0 19 0 19-16 0-13-8-13-29-13-16 0-21 0-39 0-18-2-23-5-23-15 0-8 2-16 5-21 41-162 80-323 122-484z">
              <text:p/>
            </draw:path>
          </draw:g>
        </draw:g>
        <draw:g>
          <svg:title>TexMaths</svg:title>
          <svg:desc>26§display§\Leftrightarrow§svg§600§FALSE§</svg:desc>
          <draw:g>
            <draw:path draw:style-name="gr3" draw:text-style-name="P5" draw:layer="layout" svg:width="0.783cm" svg:height="0.404cm" svg:x="11.569cm" svg:y="8.601cm" svg:viewBox="0 0 784 405" svg:d="M0 0c260 0 523 0 784 0 0 136 0 269 0 405-261 0-524 0-784 0 0-136 0-269 0-405z">
              <text:p/>
            </draw:path>
            <draw:path draw:style-name="gr4" draw:text-style-name="P6" draw:layer="layout" svg:width="0.845cm" svg:height="0.498cm" svg:x="11.554cm" svg:y="8.554cm" svg:viewBox="0 0 846 499" svg:d="M200 144c53-60 79-126 79-134 0-10-8-10-19-10-13 0-13 0-20 18-37 84-105 170-224 220-13 5-16 7-16 13v2c3 3 3 3 21 11 101 41 177 120 221 227 5 8 8 8 18 8 11 0 19 0 19-11 0-8-26-73-79-133 149 0 297 0 446 0-52 60-81 125-81 133 0 11 10 11 18 11 16 0 16 0 24-19 36-83 104-169 223-219 13-5 16-8 16-10 0-3 0-3 0-6-3-2-3-2-21-10-101-42-177-120-224-227-2-8-5-8-18-8-8 0-18 0-18 10 0 8 29 74 81 134-149 0-297 0-446 0zM164 319c-26-27-57-50-94-68 50-29 76-53 94-71 172 0 346 0 518 0 26 26 57 50 94 71-50 26-76 49-94 68-172 0-346 0-518 0z">
              <text:p/>
            </draw:path>
          </draw:g>
        </draw:g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6cm" svg:height="2.5cm" svg:x="1cm" svg:y="1cm" presentation:class="title" presentation:user-transformed="true">
          <draw:text-box>
            <text:p><text:s text:c="3"/>Gaia : Matrizeak</text:p>
          </draw:text-box>
        </draw:frame>
        <draw:frame presentation:style-name="pr2" draw:text-style-name="P1" draw:layer="layout" svg:width="25.5cm" svg:height="13cm" svg:x="0.977cm" svg:y="5.297cm" presentation:class="outline" presentation:user-transformed="true">
          <draw:text-box>
            <text:list text:style-name="L2">
              <text:list-item>
                <text:p><text:s text:c="4"/>Ondorengo dimentsioko matrizeak emanik <text:line-break/>ABC= (4 x 3)(3 x 2)(2 x 1), kalkulatu:</text:p>
              </text:list-item>
              <text:list-item>
                <text:p/>
              </text:list-item>
              <text:list-item>
                <text:p text:style-name="P2"><text:span text:style-name="T1"><text:s/></text:span><text:span text:style-name="T2"><text:s text:c="3"/></text:span><text:span text:style-name="T2">a) <text:s/>A(BC) espresioaren kostu konputazionala <text:s/></text:span><text:span text:style-name="T2"><text:line-break/></text:span><text:span text:style-name="T2"><text:line-break/></text:span><text:span text:style-name="T2"> <text:s text:c="3"/>b) <text:s/>(AB)C espresioaren kostu konputazionala <text:s text:c="14"/></text:span><text:span text:style-name="T2"><text:line-break/></text:span><text:span text:style-name="T2"/></text:p>
              </text:list-item>
              <text:list-item>
                <text:p><text:s text:c="4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adornments="標準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2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1" svg:font-family="'Source Sans Pro Light'" style:font-family-generic="roman" style:font-pitch="variable"/>
    <style:font-face style:name="Source Sans Pro Light2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0" draw:border="0%"/>
    <draw:gradient draw:name="Beteta" draw:style="linear" draw:start-color="#ffffff" draw:end-color="#cccccc" draw:start-intensity="100%" draw:end-intensity="100%" draw:angle="300" draw:border="0%"/>
    <draw:gradient draw:name="Formak" draw:style="rectangular" draw:cx="50%" draw:cy="50%" draw:start-color="#cccccc" draw:end-color="#ffffff" draw:start-intensity="100%" draw:end-intensity="100%" draw:angle="0" draw:border="0%"/>
    <draw:gradient draw:name="Gorriz_20_betea" draw:display-name="Gorriz betea" draw:style="linear" draw:start-color="#ff6d6d" draw:end-color="#c9211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Horiz_20_betea" draw:display-name="Horiz betea" draw:style="linear" draw:start-color="#ffde59" draw:end-color="#b47804" draw:start-intensity="100%" draw:end-intensity="100%" draw:angle="300" draw:border="0%"/>
    <draw:gradient draw:name="Urdinez_20_betea" draw:display-name="Urdinez betea" draw:style="linear" draw:start-color="#729fcf" draw:end-color="#355269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zenbakia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zenbakia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zenbakia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zenbakia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9T20:35:02.666262172</meta:creation-date>
    <meta:editing-duration>PT1H52M9S</meta:editing-duration>
    <meta:editing-cycles>18</meta:editing-cycles>
    <meta:generator>LibreOffice/6.4.7.2$Linux_X86_64 LibreOffice_project/40$Build-2</meta:generator>
    <dc:title>Alizarin</dc:title>
    <dc:date>2023-07-09T19:52:29.604303138</dc:date>
    <meta:document-statistic meta:object-count="113"/>
  </office:meta>
</office:document-meta>
</file>